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6" style:family="paragraph" style:parent-style-name="Text_20_body">
      <style:paragraph-properties fo:margin-left="0cm" fo:margin-right="0cm" fo:margin-top="0cm" fo:margin-bottom="0cm" loext:contextual-spacing="false" fo:text-indent="0cm" style:auto-text-indent="false" fo:padding="0cm" fo:border="none"/>
    </style:style>
    <style:style style:name="P3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4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43"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6"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47"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8"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53" style:family="paragraph" style:parent-style-name="Text_20_body">
      <style:text-properties officeooo:paragraph-rsid="001b96b1"/>
    </style:style>
    <style:style style:name="P54" style:family="paragraph" style:parent-style-name="Text_20_body">
      <style:text-properties officeooo:paragraph-rsid="00278a74"/>
    </style:style>
    <style:style style:name="P55" style:family="paragraph" style:parent-style-name="Text_20_body">
      <style:text-properties officeooo:paragraph-rsid="002a8316"/>
    </style:style>
    <style:style style:name="P56" style:family="paragraph" style:parent-style-name="Text_20_body">
      <style:text-properties officeooo:paragraph-rsid="0030faca"/>
    </style:style>
    <style:style style:name="P57" style:family="paragraph" style:parent-style-name="Standard">
      <style:text-properties officeooo:paragraph-rsid="0030faca"/>
    </style:style>
    <style:style style:name="P5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60"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61"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2"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40" style:family="text">
      <style:text-properties fo:font-variant="normal" fo:text-transform="none" fo:color="#3c3b37" style:font-name="sf pro text" fo:font-size="13.5pt" fo:letter-spacing="normal" fo:font-style="normal" fo:font-weight="bold" loext:padding="0cm"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cm"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2" style:family="text">
      <style:text-properties fo:color="#007791" fo:font-size="13.5pt" fo:font-weight="bold"/>
    </style:style>
    <style:style style:name="T53" style:family="text">
      <style:text-properties style:text-line-through-style="none" style:text-line-through-type="none" fo:font-size="13.5pt" style:text-underline-style="none" style:text-blinking="false" fo:background-color="#ffffff" loext:char-shading-value="0" loext:padding="0cm" loext:border="none"/>
    </style:style>
    <style:style style:name="T54"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5"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58"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59"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60"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1"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2" style:family="text">
      <style:text-properties fo:font-size="13.5pt"/>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64"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65"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66"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67"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68" style:family="text">
      <style:text-properties fo:color="#29303b"/>
    </style:style>
    <style:style style:name="T69" style:family="text">
      <style:text-properties fo:color="#46c28e"/>
    </style:style>
    <style:style style:name="T70" style:family="text">
      <style:text-properties fo:font-size="13pt" style:font-size-asian="13pt" style:font-size-complex="13pt"/>
    </style:style>
    <style:style style:name="T71"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2"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2">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2">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2"><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2"><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2"><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3">Quick Note: SSH Into A Server</text:span></text:p>
      <text:p text:style-name="P14"/>
      <text:p text:style-name="P47"><text:span text:style-name="T53">In the previous video I showed you how to add SSH keys to the </text:span><text:span text:style-name="Source_20_Text"><text:span text:style-name="T63">authorized_keys</text:span></text:span><text:span text:style-name="T53">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3">server after you've added the SSH key on the control panel, or add it manually to the </text:span><text:span text:style-name="Source_20_Text"><text:span text:style-name="T63">authorized_keys</text:span></text:span><text:span text:style-name="T53">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0">Resources: SSH Into A Server</text:span></text:p>
      <text:p text:style-name="P47"><text:span text:style-name="Strong_20_Emphasis"><text:span text:style-name="T58">Recommended </text:span></text:span><text:span text:style-name="Source_20_Text"><text:span text:style-name="Strong_20_Emphasis"><text:span text:style-name="T66">ssh-keygen</text:span></text:span></text:span><text:span text:style-name="Strong_20_Emphasis"><text:span text:style-name="T61">  </text:span></text:span><text:span text:style-name="Strong_20_Emphasis"><text:span text:style-name="T58">command:</text:span></text:span></text:p>
      <text:p text:style-name="P42"><text:span text:style-name="T68">ssh-keygen -t rsa -b 4096 -C </text:span><text:span text:style-name="T69">"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4"><text:tab/><text:tab/></text:span><text:span text:style-name="T53">Extra Solution: Set Up SSH on Github</text:span></text:p>
      <text:p text:style-name="P40"/>
      <text:p text:style-name="P38"><text:span text:style-name="T53">Here is a great visual guide created by a fellow student if you are still having problems solving this exercise (especially on </text:span><text:soft-page-break/><text:span text:style-name="T53">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7"><text:tab/><text:tab/></text:span><text:span text:style-name="T53">Optional: Contributing To Open Source Projects</text:span></text:p>
      <text:p text:style-name="P10"/>
      <text:p text:style-name="P48"><text:span text:style-name="T53">If you haven't done so already, </text:span><text:span text:style-name="Strong_20_Emphasis"><text:span text:style-name="T58">it is time to contribute to your first open source project!</text:span></text:span></text:p>
      <text:p text:style-name="P46"/>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6"/>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3">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3">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3"> and other</text:span><text:span text:style-name="Strong_20_Emphasis"><text:span text:style-name="T53">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3"> emailed to you. We also have annual events like </text:span><text:span text:style-name="Emphasis"><text:span text:style-name="T53">Advent of Code</text:span></text:span><text:span text:style-name="T53">🎄, </text:span><text:span text:style-name="Emphasis"><text:span text:style-name="T53">Hacktoberfest </text:span></text:span><text:span text:style-name="T53">👾, and </text:span><text:span text:style-name="Emphasis"><text:span text:style-name="T53">Frosty February Hackathon</text:span></text:span><text:span text:style-name="T53">☃️, plus some </text:span><text:span text:style-name="Emphasis"><text:span text:style-name="T53">giveaways </text:span></text:span><text:span text:style-name="T53">🎁 as well.<text:line-break/></text:span></text:p>
      <text:p text:style-name="P11"><text:tab/><text:tab/>Resources: Image File Formats</text:p>
      <text:p text:style-name="P11"/>
      <text:p text:style-name="P4"><text:soft-page-break/><text:span text:style-name="T53">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3"><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3"><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3"><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3"><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5">One thing that I didn't mention much in the previous video is that because of HTML parsing, the location of the script tags when you put </text:span><text:span text:style-name="Source_20_Text"><text:span text:style-name="T64">async</text:span></text:span><text:span text:style-name="T55">  or </text:span><text:span text:style-name="Source_20_Text"><text:span text:style-name="T64">defer</text:span></text:span><text:span text:style-name="T55">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5">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5">.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5"> for it so that you have a URL you can test on these two tools:</text:span><text:span text:style-name="T71"><text:line-break/><text:line-break/></text:span><text:span text:style-name="T55">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1"><text:line-break/></text:span><text:span text:style-name="T55">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50">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9">Here are some extra resources and guides if you want a little more practice:</text:p>
      <text:p text:style-name="P37"><text:span text:style-name="Strong_20_Emphasis"><text:span text:style-name="T40">Exercise: Dev Tools: </text:span></text:span></text:p>
      <text:p text:style-name="P46"/>
      <text:list xml:id="list3449005548" text:style-name="L1">
        <text:list-item>
          <text:p text:style-name="P5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0">Additional image manipulation tools:</text:span></text:span></text:p>
      <text:list xml:id="list2870311142" text:style-name="L2">
        <text:list-item>
          <text:p text:style-name="P60"><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5">Here is a great resource if you want to learn more about what will be coming up in the future with HTTP/2:</text:span><text:span text:style-name="T71"><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5">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5">. When it becomes more common place, I will make a video on it :)</text:span></text:p>
      <text:p text:style-name="P20"/>
      <text:p text:style-name="P20"><text:tab/><text:tab/></text:p>
      <text:p text:style-name="P6"><text:span text:style-name="T71"><text:tab/><text:tab/></text:span><text:span text:style-name="T72">Section 3: React + Redux</text:span></text:p>
      <text:p text:style-name="P21"/>
      <text:p text:style-name="P21"/>
      <text:p text:style-name="P21"><text:soft-page-break/></text:p>
      <text:p text:style-name="P51">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2">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2">Create React App 4 is here</text:span></text:span></text:a><text:span text:style-name="T62">! Luckily for us, most of the changes are internal so the way you install it and use it is very similar (same) to what you saw with Create React App 3!</text:span></text:p>
      <text:p text:style-name="P12"/>
      <text:p text:style-name="P9"><text:span text:style-name="T56"><text:tab/><text:tab/></text:span><text:span text:style-name="T62">React.Fragment and Semantic HTML</text:span></text:p>
      <text:p text:style-name="P12"/>
      <text:p text:style-name="P9"><text:span text:style-name="T56">One thing you will notice with React is that because we always have to return just one element from a component, we end up wrapping a lot of our components in </text:span><text:span text:style-name="Source_20_Text"><text:span text:style-name="T65">&lt;div&gt;&lt;/div&gt;</text:span></text:span><text:span text:style-name="T56">.<text:line-break/><text:line-break/></text:span><text:span text:style-name="Strong_20_Emphasis"><text:span text:style-name="T59">BUT WHAT ABOUT SEMANTIC HTML YOU TAUGHT US ABOUT IN THE HTML SECTION ANDREI!??!!</text:span></text:span><text:span text:style-name="T56"><text:line-break/><text:line-break/></text:span><text:span text:style-name="Strong_20_Emphasis"><text:span text:style-name="T59">You are right! React realized this was an issue, and with the newer version of React 16.2, they introduced something called </text:span></text:span><text:span text:style-name="Source_20_Text"><text:span text:style-name="Strong_20_Emphasis"><text:span text:style-name="T67">Fragment</text:span></text:span></text:span><text:span text:style-name="Strong_20_Emphasis"><text:span text:style-name="T57"> </text:span></text:span><text:span text:style-name="Strong_20_Emphasis"><text:span text:style-name="T59">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7"> </text:span></text:span><text:span text:style-name="Strong_20_Emphasis"><text:span text:style-name="T59">(optional).</text:span></text:span></text:p>
      <text:p text:style-name="P9"><text:span text:style-name="Strong_20_Emphasis"><text:span text:style-name="T59"/></text:span></text:p>
      <text:p text:style-name="P9"><text:span text:style-name="Strong_20_Emphasis"><text:span text:style-name="T59"><text:tab/><text:tab/></text:span></text:span><text:span text:style-name="Strong_20_Emphasis"><text:span text:style-name="T60">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3"><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4"><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4"><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5"><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6"><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6"><text:soft-page-break/><text:span text:style-name="Strong_20_Emphasis"><text:span text:style-name="T30">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39"/>
      <text:p text:style-name="P34"><text:span text:style-name="Strong_20_Emphasis"><text:span text:style-name="T39">Note: What Test is Best?</text:span></text:span></text:p>
      <text:p text:style-name="P37"><text:span text:style-name="T42">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39">Updated Code For This Section</text:span></text:span></text:p>
      <text:p text:style-name="P37"><text:span text:style-name="T42">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0"><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Type Vs Interface</text:span></text:span></text:p>
      <text:p text:style-name="P37"><text:span text:style-name="T42">To learn more about the difference between </text:span><text:span text:style-name="Source_20_Text"><text:span text:style-name="T43">type</text:span></text:span><text:span text:style-name="T42">  and </text:span><text:span text:style-name="Source_20_Text"><text:span text:style-name="T43">interface</text:span></text:span><text:span text:style-name="T42"> :<text:line-break/><text:line-break/></text:span><text:a xlink:type="simple" xlink:href="https://medium.com/@martin_hotell/interface-vs-type-alias-in-typescript-2-7-2a8f1777af4c" office:target-frame-name="_blank" xlink:show="new" text:style-name="Internet_20_link" text:visited-style-name="Visited_20_Internet_20_Link"><text:span text:style-name="T1">https://medium.com/@martin_hotell/interface-vs-type-alias-in-typescript-2-7-2a8f1777af4c</text:span></text:a><text:span text:style-name="T42"><text:line-break/><text:line-break/></text:span><text:a xlink:type="simple" xlink:href="https://stackoverflow.com/questions/37233735/typescript-interfaces-vs-types" office:target-frame-name="_blank" xlink:show="new" text:style-name="Internet_20_link" text:visited-style-name="Visited_20_Internet_20_Link"><text:span text:style-name="T1">https://stackoverflow.com/questions/37233735/typescript-interfaces-vs-types</text:span></text:a></text:p>
      <text:p text:style-name="P34"><text:span text:style-name="Strong_20_Emphasis"><text:span text:style-name="T23"/></text:span></text:p>
      <text:p text:style-name="P34"><text:span text:style-name="Strong_20_Emphasis"><text:span text:style-name="T39">Exercise: #1 - Injections</text:span></text:span></text:p>
      <text:p text:style-name="P37"><text:soft-page-break/><text:span text:style-name="T42">To try your own SQL Injection, here is a great exercise you can do to see its power. You may need to login to perform the exercise, but it should be completely free for you to do this. The exercise can be found at this link:<text:line-break/><text:line-break/></text:span><text:a xlink:type="simple" xlink:href="https://www.hacksplaining.com/exercises/sql-injection" office:target-frame-name="_blank" xlink:show="new" text:style-name="Internet_20_link" text:visited-style-name="Visited_20_Internet_20_Link"><text:span text:style-name="T1">SQL Injection</text:span></text:a></text:p>
      <text:p text:style-name="P34"><text:span text:style-name="Strong_20_Emphasis"><text:span text:style-name="T23"/></text:span></text:p>
      <text:p text:style-name="P34"><text:span text:style-name="Strong_20_Emphasis"><text:span text:style-name="T39">Exercise: #2 - Security Files</text:span></text:span></text:p>
      <text:p text:style-name="P37"><text:span text:style-name="T42">In the previous lecture, plus the upcoming ones, I will be using the security exercise files I have created. I recommend you clone these repositories and follow along the videos and play around yourself as well with the security techniques you learn.<text:line-break/><text:line-break/>As always, you can discuss any experiments and questions in our Discord community and going into the</text:span><text:span text:style-name="Strong_20_Emphasis"><text:span text:style-name="T42"> </text:span></text:span><text:span text:style-name="Strong_20_Emphasis"><text:span text:style-name="T40">#juniortosenior</text:span></text:span><text:span text:style-name="T42"> channel!<text:line-break/><text:line-break/></text:span><text:a xlink:type="simple" xlink:href="https://github.com/aneagoie/security-client-exercise" office:target-frame-name="_blank" xlink:show="new" text:style-name="Internet_20_link" text:visited-style-name="Visited_20_Internet_20_Link"><text:span text:style-name="T1">Front End Code</text:span></text:a><text:span text:style-name="T42"><text:line-break/></text:span><text:a xlink:type="simple" xlink:href="https://github.com/aneagoie/security-server-exercise" office:target-frame-name="_blank" xlink:show="new" text:style-name="Internet_20_link" text:visited-style-name="Visited_20_Internet_20_Link"><text:span text:style-name="T1">Back End Code</text:span></text:a></text:p>
      <text:p text:style-name="P34"><text:span text:style-name="Strong_20_Emphasis"><text:span text:style-name="T23"/></text:span></text:p>
      <text:p text:style-name="P34"><text:span text:style-name="Strong_20_Emphasis"><text:span text:style-name="T39">Note: NPM v6</text:span></text:span></text:p>
      <text:p text:style-name="P37"><text:span text:style-name="T42">If you have NPM version 6 or higher, npm has finally added security as a built-in feature when downloading packages (yey!). You will get notified of security vulnerabilities in the packages you install now. For more information, please read this: </text:span><text:a xlink:type="simple" xlink:href="https://medium.com/npm-inc/announcing-npm-6-5d0b1799a905" office:target-frame-name="_blank" xlink:show="new" text:style-name="Internet_20_link" text:visited-style-name="Visited_20_Internet_20_Link"><text:span text:style-name="T1">https://medium.com/npm-inc/announcing-npm-6-5d0b1799a905<text:line-break/><text:line-break/>I</text:span></text:a><text:span text:style-name="T42">n regards to the </text:span><text:span text:style-name="Emphasis"><text:span text:style-name="T42">nsp</text:span></text:span><text:span text:style-name="T42"> tool, please have a read here for the update: </text:span><text:a xlink:type="simple" xlink:href="https://blog.npmjs.org/post/175511531085/the-node-security-platform-service-is-shutting" office:target-frame-name="_blank" xlink:show="new" text:style-name="Internet_20_link" text:visited-style-name="Visited_20_Internet_20_Link"><text:span text:style-name="T1">https://blog.npmjs.org/post/175511531085/the-node-security-platform-service-is-shutting</text:span></text:a><text:span text:style-name="T42">. Now you can just simply use </text:span><text:span text:style-name="Source_20_Text"><text:span text:style-name="T43">npm audit fix</text:span></text:span><text:span text:style-name="T42"> command. You actually saw me use the command in the </text:span><text:span text:style-name="Strong_20_Emphasis"><text:span text:style-name="T40">CWD: Keeping Your Projects Up To Date</text:span></text:span><text:span text:style-name="T42"> lecture already so you can review that one more time if you would like to see it in action!</text:span></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Exercise: #3 - XSS + CSRF</text:span></text:span></text:p>
      <text:p text:style-name="P37"><text:span text:style-name="T42">It's time to try your hand at doing some bad things... but luckily in a safe playground. Try the below two exercises to get a better idea of how XSS and CSRF are used by malicious hackers:<text:line-break/></text:span><text:soft-page-break/><text:span text:style-name="T42"><text:line-break/>1. </text:span><text:a xlink:type="simple" xlink:href="https://www.hacksplaining.com/exercises/xss-stored" office:target-frame-name="_blank" xlink:show="new" text:style-name="Internet_20_link" text:visited-style-name="Visited_20_Internet_20_Link"><text:span text:style-name="T1">XSS</text:span></text:a></text:p>
      <text:p text:style-name="P37"><text:span text:style-name="T42">2. </text:span><text:a xlink:type="simple" xlink:href="https://www.hacksplaining.com/exercises/csrf" office:target-frame-name="_blank" xlink:show="new" text:style-name="Internet_20_link" text:visited-style-name="Visited_20_Internet_20_Link"><text:span text:style-name="T1">CSRF</text:span></text:a></text:p>
      <text:p text:style-name="P34"><text:span text:style-name="Strong_20_Emphasis"><text:span text:style-name="T23"/></text:span></text:p>
      <text:p text:style-name="P34"><text:span text:style-name="Strong_20_Emphasis"><text:span text:style-name="T23"/></text:span></text:p>
      <text:p text:style-name="P34"><text:span text:style-name="Strong_20_Emphasis"><text:span text:style-name="T39">Resources: XSS + CSRF</text:span></text:span></text:p>
      <text:p text:style-name="P37"><text:span text:style-name="T42">To learn a little bit more about some topics covered in the previous video, here are my recommended resources:<text:line-break/><text:line-break/></text:span><text:a xlink:type="simple" xlink:href="https://developer.mozilla.org/en-US/docs/Web/HTTP/CSP" office:target-frame-name="_blank" xlink:show="new" text:style-name="Internet_20_link" text:visited-style-name="Visited_20_Internet_20_Link"><text:span text:style-name="T1">Content Security Policy</text:span></text:a><text:span text:style-name="T42"><text:line-break/><text:line-break/></text:span><text:a xlink:type="simple" xlink:href="https://developer.mozilla.org/en-US/docs/Web/HTTP/Cookies" office:target-frame-name="_blank" xlink:show="new" text:style-name="Internet_20_link" text:visited-style-name="Visited_20_Internet_20_Link"><text:span text:style-name="T1">Cookies with HTTPOnly and Secure headers</text:span></text:a><text:span text:style-name="T42"><text:line-break/><text:line-break/></text:span><text:a xlink:type="simple" xlink:href="https://hackernoon.com/cross-site-scripting-for-dummies-be30f76fad09" office:target-frame-name="_blank" xlink:show="new" text:style-name="Internet_20_link" text:visited-style-name="Visited_20_Internet_20_Link"><text:span text:style-name="T1">A fun little article with more information</text:span></text:a></text:p>
      <text:p text:style-name="P34"><text:span text:style-name="Strong_20_Emphasis"><text:span text:style-name="T23"/></text:span></text:p>
      <text:p text:style-name="P34"><text:span text:style-name="Strong_20_Emphasis"><text:span text:style-name="T39">Resources: Secure Headers</text:span></text:span></text:p>
      <text:p text:style-name="P37"><text:span text:style-name="T42">For more information on the previous video, I recommend these resources:<text:line-break/><text:line-break/>1. If you are new to HTTP: </text:span><text:a xlink:type="simple" xlink:href="https://code.tutsplus.com/tutorials/http-the-protocol-every-web-developer-must-know-part-1--net-31177" office:target-frame-name="_blank" xlink:show="new" text:style-name="Internet_20_link" text:visited-style-name="Visited_20_Internet_20_Link"><text:span text:style-name="T1">https://code.tutsplus.com/tutorials/http-the-protocol-every-web-developer-must-know-part-1--net-31177</text:span></text:a><text:span text:style-name="T42"><text:line-break/>2. To learn a little bit more about HTTP Headers: </text:span><text:a xlink:type="simple" xlink:href="https://developer.mozilla.org/en-US/docs/Web/HTTP/Headers" office:target-frame-name="_blank" xlink:show="new" text:style-name="Internet_20_link" text:visited-style-name="Visited_20_Internet_20_Link"><text:span text:style-name="T1">https://developer.mozilla.org/en-US/docs/Web/HTTP/Headers</text:span></text:a><text:span text:style-name="T42"><text:line-break/>3. HTTP Header Fields: </text:span><text:a xlink:type="simple" xlink:href="https://www.tutorialspoint.com/http/http_header_fields.htm" office:target-frame-name="_blank" xlink:show="new" text:style-name="Internet_20_link" text:visited-style-name="Visited_20_Internet_20_Link"><text:span text:style-name="T1">https://www.tutorialspoint.com/http/http_header_fields.htm</text:span></text:a><text:span text:style-name="T42"><text:line-break/>4. Helmet package documentation: </text:span><text:a xlink:type="simple" xlink:href="https://github.com/helmetjs/helmet" office:target-frame-name="_blank" xlink:show="new" text:style-name="Internet_20_link" text:visited-style-name="Visited_20_Internet_20_Link"><text:span text:style-name="T1">https://github.com/helmetjs/helmet</text:span></text:a></text:p>
      <text:p text:style-name="P34"><text:span text:style-name="Strong_20_Emphasis"><text:span text:style-name="T23"/></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11T11:19:16.187612705</dc:date>
    <meta:editing-duration>P1DT13H46M17S</meta:editing-duration>
    <meta:editing-cycles>28</meta:editing-cycles>
    <meta:generator>LibreOffice/6.0.7.3$Linux_X86_64 LibreOffice_project/00m0$Build-3</meta:generator>
    <meta:document-statistic meta:table-count="0" meta:image-count="0" meta:object-count="0" meta:page-count="16" meta:paragraph-count="184" meta:word-count="2877" meta:character-count="20040" meta:non-whitespace-character-count="17159"/>
  </office:meta>
</office:document-meta>
</file>